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239in"/>
    </style:style>
    <style:style style:name="co3" style:family="table-column">
      <style:table-column-properties fo:break-before="auto" style:column-width="0.2602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0" style:apply-style-name="Good" style:base-cell-address="map.A1"/>
    </style:style>
    <style:style style:name="ce3" style:family="table-cell" style:parent-style-name="Default">
      <style:map style:condition="cell-content()=0" style:apply-style-name="Good" style:base-cell-address="map.A1"/>
    </style:style>
    <style:style style:name="gr1" style:family="graphic">
      <style:graphic-properties draw:textarea-horizontal-align="justify" draw:textarea-vertical-align="middle" draw:auto-grow-height="false" fo:min-height="0.2846in" fo:min-width="2.1921in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1.6803in" fo:min-width="0.3362in"/>
      <style:paragraph-properties style:writing-mode="lr-tb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p" table:style-name="ta1">
        <table:shapes>
          <draw:custom-shape draw:z-index="0" draw:style-name="gr1" draw:text-style-name="P1" svg:width="2.5051in" svg:height="0.5689in" svg:x="25.3071in" svg:y="0in">
            <text:p text:style-name="P1">X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style-name="gr2" draw:text-style-name="P1" svg:width="0.6717in" svg:height="1.9201in" svg:x="25.1413in" svg:y="0.4087in">
            <text:p text:style-name="P1">Y</text:p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default-cell-style-name="ce1"/>
        <table:table-column table:style-name="co2" table:number-columns-repeated="10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5" table:default-cell-style-name="ce1"/>
        <table:table-column table:style-name="co4" table:default-cell-style-name="ce1"/>
        <table:table-column table:style-name="co1" table:number-columns-repeated="14" table:default-cell-style-name="ce1"/>
        <table:table-column table:style-name="co4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4" table:number-columns-repeated="4" table:default-cell-style-name="ce1"/>
        <table:table-column table:style-name="co1" table:default-cell-style-name="ce1"/>
        <table:table-column table:style-name="co4" table:number-columns-repeated="5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4" table:number-columns-repeated="16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5" table:number-columns-repeated="938" table:default-cell-style-name="ce1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93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2" office:value-type="float" office:value="-1" calcext:value-type="float">
            <text:p>-1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-1" calcext:value-type="float">
            <text:p>-1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100" calcext:value-type="float">
            <text:p>100</text:p>
          </table:table-cell>
          <table:table-cell table:number-columns-repeated="20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7" office:value-type="float" office:value="-1" calcext:value-type="float">
            <text:p>-1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100" calcext:value-type="float">
            <text:p>100</text:p>
          </table:table-cell>
          <table:table-cell table:number-columns-repeated="24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-1" calcext:value-type="float">
            <text:p>-1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0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0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8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1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1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0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0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1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1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0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4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4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5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8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5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7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6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7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0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7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1" office:value-type="float" office:value="-1" calcext:value-type="float">
            <text:p>-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8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3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8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4"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9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6"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0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7"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0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9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1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0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1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1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2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9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1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7"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1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5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0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3"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0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1"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9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8" office:value-type="float" office:value="-1" calcext:value-type="float">
            <text:p>-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8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6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8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4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7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7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1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5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5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4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1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-1" calcext:value-type="float">
            <text:p>-1</text:p>
          </table:table-cell>
          <table:table-cell table:number-columns-repeated="938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7" office:value-type="float" office:value="-1" calcext:value-type="float">
            <text:p>-1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float" office:value="-1" calcext:value-type="float">
            <text:p>-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7" office:value-type="float" office:value="-1" calcext:value-type="float">
            <text:p>-1</text:p>
          </table:table-cell>
          <table:table-cell table:number-columns-repeated="938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map.A1:map.AMJ1048576">
            <calcext:condition calcext:apply-style-name="Good" calcext:value="=0" calcext:base-cell-address="map.A1"/>
          </calcext:conditional-format>
          <calcext:conditional-format calcext:target-range-address="map.BL27:map.BL27">
            <calcext:condition calcext:apply-style-name="Accent" calcext:value="=0" calcext:base-cell-address="map.BL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1">00/00/0000</text:date>, <text:time style:data-style-name="N2" text:time-value="19:14:35.0909920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21T19:14:20.616384948</dc:date>
    <meta:editing-duration>PT6M23S</meta:editing-duration>
    <meta:editing-cycles>2</meta:editing-cycles>
    <meta:generator>LibreOffice/6.4.7.2$Linux_X86_64 LibreOffice_project/40$Build-2</meta:generator>
    <meta:document-statistic meta:table-count="1" meta:cell-count="5503" meta:object-count="2"/>
  </office:meta>
</office:document-meta>
</file>